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Arimo2" svg:font-family="Arimo" style:font-adornments="Italic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586" draw:fill-color="#0099ff" draw:textarea-horizontal-align="justify" draw:textarea-vertical-align="middle" draw:auto-grow-height="false" fo:min-height="1.147cm" fo:min-width="3.437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97cm" fo:min-width="2.728cm"/>
    </style:style>
    <style:style style:name="gr3" style:family="graphic" style:parent-style-name="standard">
      <style:graphic-properties svg:stroke-color="#004586" draw:fill="solid" draw:fill-color="#ccffff" draw:textarea-horizontal-align="justify" draw:textarea-vertical-align="middle" draw:auto-grow-height="false" fo:min-height="1.147cm" fo:min-width="3.437cm"/>
    </style:style>
    <style:style style:name="gr4" style:family="graphic" style:parent-style-name="standard">
      <style:graphic-properties draw:stroke="none" svg:stroke-color="#000000" draw:fill="none" draw:fill-color="#ccffff" draw:textarea-horizontal-align="center" draw:textarea-vertical-align="middle" draw:auto-grow-height="true" draw:auto-grow-width="true" fo:min-height="1.183cm" fo:min-width="2.7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63cm"/>
    </style:style>
    <style:style style:name="gr6" style:family="graphic" style:parent-style-name="standard">
      <style:graphic-properties svg:stroke-color="#004586" draw:fill-color="#00ae00" draw:textarea-horizontal-align="justify" draw:textarea-vertical-align="middle" draw:auto-grow-height="false" fo:min-height="0.19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5cm" fo:min-width="0.197cm"/>
    </style:style>
    <style:style style:name="gr8" style:family="graphic" style:parent-style-name="objectwithoutfill">
      <style:graphic-properties draw:marker-end="Arrow" draw:marker-end-width="0.20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3.867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0.4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06cm"/>
    </style:style>
    <style:style style:name="gr12" style:family="graphic" style:parent-style-name="standard">
      <style:graphic-properties svg:stroke-color="#004586" draw:fill-color="#ff0000" draw:textarea-horizontal-align="justify" draw:textarea-vertical-align="middle" draw:auto-grow-height="false" fo:min-height="0.29cm" fo:min-width="0.04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5cm" fo:min-width="0.214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3.63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1.869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1.947cm"/>
    </style:style>
    <style:style style:name="gr1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0.3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64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6.82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95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83cm" fo:min-width="2.7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518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4.64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16cm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3.6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8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21cm"/>
    </style:style>
    <style:style style:name="P1" style:family="paragraph">
      <loext:graphic-properties draw:fill-color="#0099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mo" fo:font-size="10pt" style:font-size-asian="10pt" style:font-size-complex="10pt"/>
    </style:style>
    <style:style style:name="P4" style:family="paragraph">
      <loext:graphic-properties draw:fill="solid" draw:fill-color="#ccffff"/>
      <style:paragraph-properties fo:text-align="center"/>
    </style:style>
    <style:style style:name="P5" style:family="paragraph">
      <loext:graphic-properties draw:fill="none" draw:fill-color="#ccffff"/>
      <style:paragraph-properties fo:text-align="center"/>
      <style:text-properties style:font-name="Arimo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Arimo" fo:font-size="6pt" style:font-size-asian="8pt" style:font-size-complex="8pt"/>
    </style:style>
    <style:style style:name="P7" style:family="paragraph">
      <loext:graphic-properties draw:fill-color="#00ae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00ae00" style:font-name="Arimo" fo:font-size="6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color="#00ae00" style:font-name="Arimo" fo:font-size="6pt" style:font-size-asian="8pt" style:font-size-complex="8pt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Arimo1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color="#ff0000" style:font-name="Arimo" fo:font-size="6pt" fo:font-weight="bold" style:font-size-asian="8pt" style:font-weight-asian="bold" style:font-size-complex="8pt" style:font-weight-complex="600"/>
    </style:style>
    <style:style style:name="P14" style:family="paragraph">
      <loext:graphic-properties draw:fill="none" draw:fill-color="#ffffff"/>
      <style:text-properties fo:color="#004586" style:font-name="Arimo" fo:font-size="6pt" style:font-size-asian="8pt" style:font-size-complex="8pt"/>
    </style:style>
    <style:style style:name="P15" style:family="paragraph">
      <loext:graphic-properties draw:fill="none" draw:fill-color="#ffffff"/>
      <style:text-properties style:font-name="Arimo" fo:font-size="6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style:font-name="Arimo2" fo:font-size="10pt" fo:font-style="italic" fo:font-weight="normal" style:font-size-asian="10pt" style:font-weight-asian="bold" style:font-size-complex="10pt" style:font-weight-complex="bold"/>
    </style:style>
    <style:style style:name="T1" style:family="text">
      <style:text-properties style:font-name="Arimo" fo:font-size="10pt" style:font-size-asian="10pt" style:font-size-complex="10pt"/>
    </style:style>
    <style:style style:name="T2" style:family="text">
      <style:text-properties style:font-name="Arimo" fo:font-size="8pt" style:font-size-asian="8pt" style:font-size-complex="8pt"/>
    </style:style>
    <style:style style:name="T3" style:family="text">
      <style:text-properties fo:color="#00ae00" style:font-name="Arimo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ae00" style:font-name="Arimo" fo:font-size="8pt" style:font-size-asian="8pt" style:font-size-complex="8pt"/>
    </style:style>
    <style:style style:name="T5" style:family="text">
      <style:text-properties style:font-name="Arimo1" fo:font-size="10pt" fo:font-weight="bold" style:font-name-asian="Ubuntu2" style:font-size-asian="10pt" style:font-weight-asian="bold" style:font-name-complex="Ubuntu2" style:font-size-complex="10pt" style:font-weight-complex="bold"/>
    </style:style>
    <style:style style:name="T6" style:family="text">
      <style:text-properties fo:color="#ff0000" style:font-name="Arimo" fo:font-size="8pt" fo:font-weight="bold" style:font-size-asian="8pt" style:font-weight-asian="bold" style:font-size-complex="8pt" style:font-weight-complex="600"/>
    </style:style>
    <style:style style:name="T7" style:family="text">
      <style:text-properties fo:color="#004586" style:font-name="Arimo" fo:font-size="8pt" style:font-size-asian="8pt" style:font-size-complex="8pt"/>
    </style:style>
    <style:style style:name="T8" style:family="text">
      <style:text-properties style:font-name="Arimo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9" style:family="text">
      <style:text-properties style:font-name="Arimo2" fo:font-size="10pt" fo:font-style="italic" fo:font-weight="normal" style:font-name-asian="Ubuntu2" style:font-size-asian="10pt" style:font-weight-asian="bold" style:font-name-complex="Ubuntu2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3.937cm" svg:height="1.397cm" svg:x="4.672cm" svg:y="16.1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228cm" svg:height="1.047cm" svg:x="5.029cm" svg:y="16.378cm">
            <draw:text-box>
              <text:p text:style-name="P2"><text:span text:style-name="T1">Work Group</text:span></text:p>
              <text:p text:style-name="P2"><text:span text:style-name="T1">Specification</text:span></text:p>
            </draw:text-box>
          </draw:frame>
        </draw:g>
        <draw:g xml:id="id4" draw:id="id4">
          <draw:custom-shape draw:style-name="gr3" draw:text-style-name="P4" draw:layer="layout" svg:width="3.937cm" svg:height="1.397cm" svg:x="4.673cm" svg:y="2.82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3.228cm" svg:height="1.433cm" svg:x="5.03cm" svg:y="2.822cm">
            <draw:text-box>
              <text:p text:style-name="P2"><text:span text:style-name="T1">Work Group</text:span></text:p>
              <text:p text:style-name="P2"><text:span text:style-name="T1">Specification</text:span></text:p>
              <text:p text:style-name="P2"><text:span text:style-name="T1">Review Draft</text:span></text:p>
            </draw:text-box>
          </draw:frame>
        </draw:g>
        <draw:frame draw:style-name="gr5" draw:text-style-name="P6" draw:layer="layout" svg:width="4.13cm" svg:height="0.569cm" svg:x="6.925cm" svg:y="15.549cm">
          <draw:text-box>
            <text:p><text:span text:style-name="T2">&lt;security&gt;public&lt;/security&gt;</text:span></text:p>
          </draw:text-box>
        </draw:frame>
        <draw:g xml:id="id1" draw:id="id1">
          <draw:custom-shape draw:style-name="gr6" draw:text-style-name="P7" draw:layer="layout" svg:width="0.889cm" svg:height="0.889cm" svg:x="6.194cm" svg:y="14.72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7" draw:text-style-name="P3" draw:layer="layout" svg:width="0.697cm" svg:height="0.645cm" svg:x="6.291cm" svg:y="14.858cm">
            <draw:text-box>
              <text:p text:style-name="P2"><text:span text:style-name="T1">?</text:span></text:p>
            </draw:text-box>
          </draw:frame>
        </draw:g>
        <draw:connector draw:style-name="gr8" draw:text-style-name="P8" draw:layer="layout" draw:type="line" svg:x1="6.638cm" svg:y1="15.615cm" svg:x2="6.64cm" svg:y2="16.187cm" draw:start-shape="id1" draw:start-glue-point="2" draw:end-shape="id2" draw:end-glue-point="0" svg:d="M6638 15615l2 572" svg:viewBox="0 0 3 573">
          <text:p/>
        </draw:connector>
        <draw:connector draw:style-name="gr8" draw:text-style-name="P8" draw:layer="layout" draw:line-skew="-1.011cm" svg:x1="6.194cm" svg:y1="15.17cm" svg:x2="4.672cm" svg:y2="16.885cm" draw:start-shape="id1" draw:start-glue-point="3" draw:end-shape="id2" draw:end-glue-point="3" svg:d="M6194 15170h-3035v1715h1513" svg:viewBox="0 0 3036 1716">
          <text:p/>
        </draw:connector>
        <draw:frame draw:style-name="gr9" draw:text-style-name="P9" draw:layer="layout" svg:width="4.367cm" svg:height="0.569cm" svg:x="2.232cm" svg:y="14.45cm">
          <draw:text-box>
            <text:p><text:span text:style-name="T3">Public release of document?</text:span></text:p>
          </draw:text-box>
        </draw:frame>
        <draw:frame draw:style-name="gr10" draw:text-style-name="P10" draw:layer="layout" svg:width="0.968cm" svg:height="0.569cm" svg:x="5.587cm" svg:y="15.551cm">
          <draw:text-box>
            <text:p><text:span text:style-name="T4">Yes</text:span></text:p>
          </draw:text-box>
        </draw:frame>
        <draw:frame draw:style-name="gr11" draw:text-style-name="P6" draw:layer="layout" svg:width="6.56cm" svg:height="0.569cm" svg:x="6.935cm" svg:y="14.216cm">
          <draw:text-box>
            <text:p><text:span text:style-name="T2">&lt;documentStatus&gt;published&lt;/documentStatus&gt;</text:span></text:p>
          </draw:text-box>
        </draw:frame>
        <draw:connector draw:style-name="gr8" draw:text-style-name="P8" draw:layer="layout" draw:type="line" svg:x1="6.64cm" svg:y1="17.584cm" svg:x2="6.638cm" svg:y2="18.197cm" draw:start-shape="id2" draw:start-glue-point="2" svg:d="M6640 17584l-2 613" svg:viewBox="0 0 3 614">
          <text:p/>
        </draw:connector>
        <draw:connector draw:style-name="gr8" draw:text-style-name="P8" draw:layer="layout" draw:type="line" svg:x1="6.649cm" svg:y1="1.702cm" svg:x2="6.641cm" svg:y2="2.822cm" draw:start-shape="id3" draw:start-glue-point="2" draw:end-shape="id4" draw:end-glue-point="0" svg:d="M6649 1702l-8 1120" svg:viewBox="0 0 9 1121">
          <text:p/>
        </draw:connector>
        <draw:g xml:id="id7" draw:id="id7">
          <draw:custom-shape draw:style-name="gr12" draw:text-style-name="P11" draw:layer="layout" svg:width="0.762cm" svg:height="0.762cm" svg:x="2.567cm" svg:y="12.513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13" draw:text-style-name="P12" draw:layer="layout" svg:width="0.714cm" svg:height="0.645cm" svg:x="2.59cm" svg:y="12.579cm">
            <draw:text-box>
              <text:p text:style-name="P2"><text:span text:style-name="T5">√</text:span></text:p>
            </draw:text-box>
          </draw:frame>
        </draw:g>
        <draw:frame draw:style-name="gr14" draw:text-style-name="P13" draw:layer="layout" svg:width="4.13cm" svg:height="0.569cm" svg:x="0.864cm" svg:y="13.238cm">
          <draw:text-box>
            <text:p><text:span text:style-name="T6">Work Group Approval</text:span></text:p>
          </draw:text-box>
        </draw:frame>
        <draw:g xml:id="id5" draw:id="id5">
          <draw:custom-shape draw:style-name="gr12" draw:text-style-name="P11" draw:layer="layout" svg:width="0.762cm" svg:height="0.762cm" svg:x="6.267cm" svg:y="12.51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13" draw:text-style-name="P12" draw:layer="layout" svg:width="0.714cm" svg:height="0.645cm" svg:x="6.29cm" svg:y="12.58cm">
            <draw:text-box>
              <text:p text:style-name="P2"><text:span text:style-name="T5">√</text:span></text:p>
            </draw:text-box>
          </draw:frame>
        </draw:g>
        <draw:frame draw:style-name="gr15" draw:text-style-name="P13" draw:layer="layout" svg:width="2.369cm" svg:height="0.569cm" svg:x="5.44cm" svg:y="13.234cm">
          <draw:text-box>
            <text:p><text:span text:style-name="T6">TSC Approval</text:span></text:p>
          </draw:text-box>
        </draw:frame>
        <draw:g xml:id="id6" draw:id="id6">
          <draw:custom-shape draw:style-name="gr12" draw:text-style-name="P11" draw:layer="layout" svg:width="0.762cm" svg:height="0.762cm" svg:x="10.167cm" svg:y="12.51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13" draw:text-style-name="P12" draw:layer="layout" svg:width="0.714cm" svg:height="0.645cm" svg:x="10.19cm" svg:y="12.581cm">
            <draw:text-box>
              <text:p text:style-name="P2"><text:span text:style-name="T5">√</text:span></text:p>
            </draw:text-box>
          </draw:frame>
        </draw:g>
        <draw:frame draw:style-name="gr16" draw:text-style-name="P13" draw:layer="layout" svg:width="2.447cm" svg:height="0.569cm" svg:x="9.32cm" svg:y="13.228cm">
          <draw:text-box>
            <text:p><text:span text:style-name="T6">BoD Approval</text:span></text:p>
          </draw:text-box>
        </draw:frame>
        <draw:connector draw:style-name="gr8" draw:text-style-name="P8" draw:layer="layout" draw:type="line" svg:x1="7.029cm" svg:y1="12.895cm" svg:x2="10.167cm" svg:y2="12.896cm" draw:start-shape="id5" draw:start-glue-point="1" draw:end-shape="id6" draw:end-glue-point="3" svg:d="M7029 12895l3138 1" svg:viewBox="0 0 3139 2">
          <text:p/>
        </draw:connector>
        <draw:connector draw:style-name="gr8" draw:text-style-name="P8" draw:layer="layout" draw:type="line" svg:x1="3.329cm" svg:y1="12.894cm" svg:x2="6.267cm" svg:y2="12.895cm" draw:start-shape="id7" draw:start-glue-point="1" draw:end-shape="id5" draw:end-glue-point="3" svg:d="M3329 12894l2938 1" svg:viewBox="0 0 2939 2">
          <text:p/>
        </draw:connector>
        <draw:connector draw:style-name="gr8" draw:text-style-name="P8" draw:layer="layout" draw:line-skew="0.364cm" svg:x1="10.929cm" svg:y1="12.896cm" svg:x2="6.638cm" svg:y2="14.726cm" draw:start-shape="id6" draw:start-glue-point="1" draw:end-shape="id1" draw:end-glue-point="0" svg:d="M10929 12896h866v1106h-5157v724" svg:viewBox="0 0 5158 1831">
          <text:p/>
        </draw:connector>
        <draw:frame draw:style-name="gr17" draw:text-style-name="P10" draw:layer="layout" svg:width="0.862cm" svg:height="0.569cm" svg:x="5.29cm" svg:y="15.069cm">
          <draw:text-box>
            <text:p><text:span text:style-name="T4">No</text:span></text:p>
          </draw:text-box>
        </draw:frame>
        <draw:frame draw:style-name="gr18" draw:text-style-name="P14" draw:layer="layout" svg:width="5.235cm" svg:height="0.569cm" svg:x="4.023cm" svg:y="18.299cm">
          <draw:text-box>
            <text:p><text:span text:style-name="T7">To Candidate OpenPOWER Standard</text:span></text:p>
          </draw:text-box>
        </draw:frame>
        <draw:frame draw:style-name="gr19" draw:text-style-name="P14" xml:id="id3" draw:id="id3" draw:layer="layout" svg:width="5.146cm" svg:height="0.569cm" svg:x="4.076cm" svg:y="1.133cm">
          <draw:text-box>
            <text:p><text:span text:style-name="T7">From Work Group Specification Draft</text:span></text:p>
          </draw:text-box>
        </draw:frame>
        <draw:frame draw:style-name="gr20" draw:text-style-name="P6" draw:layer="layout" svg:width="7.322cm" svg:height="0.887cm" svg:x="6.884cm" svg:y="1.896cm">
          <draw:text-box>
            <text:p><text:span text:style-name="T2">&lt;workProduct&gt;workgroupSpecification&lt;/workProduct&gt;</text:span></text:p>
            <text:p><text:span text:style-name="T2">&lt;documentStatus&gt;review&lt;/documentStatus&gt;</text:span></text:p>
          </draw:text-box>
        </draw:frame>
        <draw:frame draw:style-name="gr21" draw:text-style-name="P15" draw:layer="layout" svg:width="6.45cm" svg:height="0.569cm" svg:x="6.884cm" svg:y="1.497cm">
          <draw:text-box>
            <text:p><text:span text:style-name="T8">Document pom.xml variable changes:</text:span></text:p>
          </draw:text-box>
        </draw:frame>
        <draw:g xml:id="id10" draw:id="id10">
          <draw:custom-shape draw:style-name="gr1" draw:text-style-name="P1" draw:layer="layout" svg:width="3.937cm" svg:height="1.397cm" svg:x="4.662cm" svg:y="9.415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3" draw:layer="layout" svg:width="3.228cm" svg:height="1.433cm" svg:x="5.019cm" svg:y="9.406cm">
            <draw:text-box>
              <text:p text:style-name="P2"><text:span text:style-name="T1">Work Group</text:span></text:p>
              <text:p text:style-name="P2"><text:span text:style-name="T1">Specification</text:span></text:p>
              <text:p text:style-name="P2"><text:span text:style-name="T1">Draft</text:span></text:p>
            </draw:text-box>
          </draw:frame>
        </draw:g>
        <draw:g xml:id="id8" draw:id="id8">
          <draw:custom-shape draw:style-name="gr6" draw:text-style-name="P7" draw:layer="layout" svg:width="0.889cm" svg:height="0.889cm" svg:x="6.195cm" svg:y="6.2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7" draw:text-style-name="P3" draw:layer="layout" svg:width="0.697cm" svg:height="0.645cm" svg:x="6.292cm" svg:y="6.362cm">
            <draw:text-box>
              <text:p text:style-name="P2"><text:span text:style-name="T1">?</text:span></text:p>
            </draw:text-box>
          </draw:frame>
        </draw:g>
        <draw:connector draw:style-name="gr8" draw:text-style-name="P8" draw:layer="layout" draw:type="line" svg:x1="6.639cm" svg:y1="7.119cm" svg:x2="6.639cm" svg:y2="7.747cm" draw:start-shape="id8" draw:start-glue-point="2" draw:end-shape="id9" draw:end-glue-point="0" svg:d="M6639 7119v628" svg:viewBox="0 0 1 629">
          <text:p/>
        </draw:connector>
        <draw:frame draw:style-name="gr23" draw:text-style-name="P6" draw:layer="layout" svg:width="6.018cm" svg:height="0.569cm" svg:x="6.866cm" svg:y="8.124cm">
          <draw:text-box>
            <text:p><text:span text:style-name="T2">&lt;security&gt;workgroupConfidential&lt;/security&gt;</text:span></text:p>
          </draw:text-box>
        </draw:frame>
        <draw:g xml:id="id9" draw:id="id9">
          <draw:custom-shape draw:style-name="gr6" draw:text-style-name="P7" draw:layer="layout" svg:width="0.889cm" svg:height="0.889cm" svg:x="6.195cm" svg:y="7.74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7" draw:text-style-name="P3" draw:layer="layout" svg:width="0.697cm" svg:height="0.645cm" svg:x="6.292cm" svg:y="7.879cm">
            <draw:text-box>
              <text:p text:style-name="P2"><text:span text:style-name="T1">?</text:span></text:p>
            </draw:text-box>
          </draw:frame>
        </draw:g>
        <draw:frame draw:style-name="gr24" draw:text-style-name="P9" draw:layer="layout" svg:width="5.142cm" svg:height="0.569cm" svg:x="1.398cm" svg:y="7.571cm">
          <draw:text-box>
            <text:p><text:span text:style-name="T3">Public development of document?</text:span></text:p>
          </draw:text-box>
        </draw:frame>
        <draw:frame draw:style-name="gr10" draw:text-style-name="P10" draw:layer="layout" svg:width="0.968cm" svg:height="0.569cm" svg:x="5.628cm" svg:y="8.672cm">
          <draw:text-box>
            <text:p><text:span text:style-name="T4">Yes</text:span></text:p>
          </draw:text-box>
        </draw:frame>
        <draw:frame draw:style-name="gr17" draw:text-style-name="P10" draw:layer="layout" svg:width="0.862cm" svg:height="0.569cm" svg:x="6.991cm" svg:y="7.6cm">
          <draw:text-box>
            <text:p><text:span text:style-name="T4">No</text:span></text:p>
          </draw:text-box>
        </draw:frame>
        <draw:frame draw:style-name="gr25" draw:text-style-name="P6" draw:layer="layout" svg:width="5.916cm" svg:height="0.569cm" svg:x="6.876cm" svg:y="6.977cm">
          <draw:text-box>
            <text:p><text:span text:style-name="T2">&lt;documentStatus&gt;draft&lt;/documentStatus&gt;</text:span></text:p>
          </draw:text-box>
        </draw:frame>
        <draw:frame draw:style-name="gr5" draw:text-style-name="P6" draw:layer="layout" svg:width="4.13cm" svg:height="0.569cm" svg:x="6.866cm" svg:y="8.698cm">
          <draw:text-box>
            <text:p><text:span text:style-name="T2">&lt;security&gt;public&lt;/security&gt;</text:span></text:p>
          </draw:text-box>
        </draw:frame>
        <draw:frame draw:style-name="gr26" draw:text-style-name="P9" draw:layer="layout" svg:width="4.13cm" svg:height="0.569cm" svg:x="2.41cm" svg:y="5.972cm">
          <draw:text-box>
            <text:p><text:span text:style-name="T3">Material updates needed?</text:span></text:p>
          </draw:text-box>
        </draw:frame>
        <draw:frame draw:style-name="gr10" draw:text-style-name="P10" draw:layer="layout" svg:width="0.968cm" svg:height="0.569cm" svg:x="5.728cm" svg:y="6.973cm">
          <draw:text-box>
            <text:p><text:span text:style-name="T4">Yes</text:span></text:p>
          </draw:text-box>
        </draw:frame>
        <draw:connector draw:style-name="gr8" draw:text-style-name="P8" draw:layer="layout" draw:line-skew="4.221cm" svg:x1="7.084cm" svg:y1="8.191cm" svg:x2="8.599cm" svg:y2="10.122cm" draw:start-shape="id9" draw:start-glue-point="1" draw:end-shape="id10" draw:end-glue-point="1" svg:d="M7084 8191h6236v1931h-4721" svg:viewBox="0 0 6237 1932">
          <text:p/>
        </draw:connector>
        <draw:frame draw:style-name="gr17" draw:text-style-name="P10" draw:layer="layout" svg:width="0.862cm" svg:height="0.569cm" svg:x="5.291cm" svg:y="6.601cm">
          <draw:text-box>
            <text:p><text:span text:style-name="T4">No</text:span></text:p>
          </draw:text-box>
        </draw:frame>
        <draw:frame draw:style-name="gr27" draw:text-style-name="P14" draw:layer="layout" svg:width="5.789cm" svg:height="0.569cm" svg:x="3.726cm" svg:y="11.515cm">
          <draw:text-box>
            <text:p><text:span text:style-name="T7">To Work Group Specification Review Draft</text:span></text:p>
          </draw:text-box>
        </draw:frame>
        <draw:connector draw:style-name="gr8" draw:text-style-name="P8" draw:layer="layout" draw:type="line" svg:x1="6.63cm" svg:y1="10.839cm" svg:x2="6.641cm" svg:y2="11.45cm" draw:start-shape="id10" draw:start-glue-point="2" svg:d="M6630 10839l11 611" svg:viewBox="0 0 12 612">
          <text:p/>
        </draw:connector>
        <draw:connector draw:style-name="gr8" draw:text-style-name="P8" draw:layer="layout" draw:type="line" svg:x1="6.639cm" svg:y1="8.636cm" svg:x2="6.63cm" svg:y2="9.406cm" draw:start-shape="id9" draw:start-glue-point="2" draw:end-shape="id10" draw:end-glue-point="0" svg:d="M6639 8636l-9 770" svg:viewBox="0 0 10 771">
          <text:p/>
        </draw:connector>
        <draw:g xml:id="id11" draw:id="id11">
          <draw:custom-shape draw:style-name="gr12" draw:text-style-name="P11" draw:layer="layout" svg:width="0.762cm" svg:height="0.762cm" svg:x="6.269cm" svg:y="4.9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13" draw:text-style-name="P16" draw:layer="layout" svg:width="0.714cm" svg:height="0.645cm" svg:x="6.292cm" svg:y="4.966cm">
            <draw:text-box>
              <text:p text:style-name="P2"><text:span text:style-name="T9">√</text:span></text:p>
            </draw:text-box>
          </draw:frame>
        </draw:g>
        <draw:frame draw:style-name="gr28" draw:text-style-name="P13" draw:layer="layout" svg:width="3.321cm" svg:height="0.569cm" svg:x="6.936cm" svg:y="5cm">
          <draw:text-box>
            <text:p><text:span text:style-name="T6">Specification Review</text:span></text:p>
          </draw:text-box>
        </draw:frame>
        <draw:connector draw:style-name="gr8" draw:text-style-name="P8" draw:layer="layout" draw:type="line" svg:x1="6.65cm" svg:y1="5.662cm" svg:x2="6.639cm" svg:y2="6.23cm" draw:start-shape="id11" draw:start-glue-point="2" draw:end-shape="id8" draw:end-glue-point="0" svg:d="M6650 5662l-11 568" svg:viewBox="0 0 12 569">
          <text:p/>
        </draw:connector>
        <draw:connector draw:style-name="gr8" draw:text-style-name="P8" draw:layer="layout" draw:type="line" svg:x1="6.641cm" svg:y1="4.255cm" svg:x2="6.65cm" svg:y2="4.9cm" draw:start-shape="id4" draw:start-glue-point="2" draw:end-shape="id11" draw:end-glue-point="0" svg:d="M6641 4255l9 645" svg:viewBox="0 0 10 646">
          <text:p/>
        </draw:connector>
        <draw:connector draw:style-name="gr8" draw:text-style-name="P8" draw:layer="layout" draw:line-skew="-0.685cm" svg:x1="6.195cm" svg:y1="6.674cm" svg:x2="2.567cm" svg:y2="12.894cm" draw:start-shape="id8" draw:start-glue-point="3" draw:end-shape="id7" draw:end-glue-point="3" svg:d="M6195 6674h-4814v6220h1186" svg:viewBox="0 0 4815 62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Arimo2" svg:font-family="Arimo" style:font-adornments="Italic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9.6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Scheel</meta:initial-creator>
    <meta:creation-date>2015-06-08T15:10:01.273771133</meta:creation-date>
    <dc:date>2017-02-16T13:55:56.583065229</dc:date>
    <dc:creator>Jeff Scheel</dc:creator>
    <meta:editing-duration>PT2H44M17S</meta:editing-duration>
    <meta:editing-cycles>21</meta:editing-cycles>
    <meta:generator>LibreOffice/5.1.4.2$Linux_X86_64 LibreOffice_project/10m0$Build-2</meta:generator>
    <meta:document-statistic meta:object-count="67"/>
  </office:meta>
</office:document-meta>
</file>